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 officeooo:rsid="0014c37b" officeooo:paragraph-rsid="0014c37b"/>
    </style:style>
    <style:style style:name="P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IEL 2018</text:p>
      <text:p text:style-name="P4"/>
      <text:p text:style-name="P4">Computer Architecture and Assembly Language - Lab sessions</text:p>
      <text:p text:style-name="P1">==========================================================</text:p>
      <text:p text:style-name="P3"/>
      <text:p text:style-name="P1">For this assignment, you will push your code on the ACUs repositories. The</text:p>
      <text:p text:style-name="P1">deadline for the project is 21/12/2015 at 07h42.</text:p>
      <text:p text:style-name="P3"/>
      <text:p text:style-name="P1">General structure of your work:</text:p>
      <text:p text:style-name="P3"/>
      <text:p text:style-name="P2"><text:s text:c="8"/><text:span text:style-name="T1">$ find .</text:span></text:p>
      <text:p text:style-name="P2"><text:s text:c="8"/><text:span text:style-name="T1">.</text:span></text:p>
      <text:p text:style-name="P2"><text:s text:c="8"/><text:span text:style-name="T1">./sparc</text:span></text:p>
      <text:p text:style-name="P2"><text:s text:c="8"/><text:span text:style-name="T1">./sparc/cat</text:span></text:p>
      <text:p text:style-name="P2"><text:s text:c="8"/><text:span text:style-name="T1">./sparc/fizzbuzz</text:span></text:p>
      <text:p text:style-name="P2"><text:s text:c="8"/><text:span text:style-name="T1">./sparc/hello</text:span></text:p>
      <text:p text:style-name="P2"><text:s text:c="8"/><text:span text:style-name="T1">./sparc/libstring</text:span></text:p>
      <text:p text:style-name="P2"><text:s text:c="8"/><text:span text:style-name="T1">./sparc/lists</text:span></text:p>
      <text:p text:style-name="P2"><text:s text:c="8"/><text:span text:style-name="T1">./x86</text:span></text:p>
      <text:p text:style-name="P2"><text:s text:c="8"/><text:span text:style-name="T1">./x86/cat</text:span></text:p>
      <text:p text:style-name="P2"><text:s text:c="8"/><text:span text:style-name="T1">./x86/fizzbuzz</text:span></text:p>
      <text:p text:style-name="P2"><text:s text:c="8"/><text:span text:style-name="T1">./x86/hello</text:span></text:p>
      <text:p text:style-name="P2"><text:s text:c="8"/><text:span text:style-name="T1">./x86/libstring</text:span></text:p>
      <text:p text:style-name="P2"><text:s text:c="8"/><text:span text:style-name="T1">./x86/lists</text:span></text:p>
      <text:p text:style-name="P3"/>
      <text:p text:style-name="P1">* Each folder should contain a Makefile that is creating the asked binaries.</text:p>
      <text:p text:style-name="P1">* `hello` and `cat` must be done in sparc *and* x86_64, for the others, choose</text:p>
      <text:p text:style-name="P2"><text:s text:c="2"/><text:span text:style-name="T1">what you want. But this should be the same per exercise.</text:span></text:p>
      <text:p text:style-name="P1">* Compiler will be passed to make as a variable:</text:p>
      <text:p text:style-name="P3"/>
      <text:p text:style-name="P2"><text:s text:c="8"/><text:span text:style-name="T1">$ CC=sparc-gcc make</text:span></text:p>
      <text:p text:style-name="P3"/>
      <text:p text:style-name="P1">* toolchain is available for archlinux (`yaourt -S asse-sparc-toolchain`, or as</text:p>
      <text:p text:style-name="P2"><text:s text:c="2"/><text:span text:style-name="T1">a tarball for the others distribution[1]).</text:span></text:p>
      <text:p text:style-name="P3"/>
      <text:p text:style-name="P2"><text:s text:c="2"/><text:span text:style-name="T1">[1]: https://lse.epita.fr/data/sparc-unknown-linux-gnu.tar.gz</text:span></text:p>
      <text:p text:style-name="P1">* In order to compile your code for sparc, you will need to use a cross</text:p>
      <text:p text:style-name="P2"><text:s text:c="2"/><text:span text:style-name="T1">compiler. On the PIE, it is installed in `/opt/sparc-unknown-linux-gnu/` and</text:span></text:p>
      <text:p text:style-name="P2"><text:s text:c="2"/><text:span text:style-name="T1">it is named `sparc-unknown-linux-gnu-gcc`. You just need to add it to your</text:span></text:p>
      <text:p text:style-name="P2"><text:s text:c="2"/><text:span text:style-name="T1">PATH:</text:span></text:p>
      <text:p text:style-name="P3"/>
      <text:p text:style-name="P2"><text:s text:c="8"/><text:span text:style-name="T1">$ export PATH=/opt/sparc-unknown-linux-gnu/bin:$PATH</text:span></text:p>
      <text:p text:style-name="P2"><text:s text:c="8"/><text:span text:style-name="T1">$ sparc-unknown-linux-gnu-gcc -o hello hello.c</text:span></text:p>
      <text:p text:style-name="P3"/>
      <text:p text:style-name="P1">* Your assembly files should finish by `.S` and be compiled with gcc, as if you</text:p>
      <text:p text:style-name="P2"><text:s text:c="2"/><text:span text:style-name="T1">compile C code.</text:span></text:p>
      <text:p text:style-name="P1">* In order to test your code, you can use the following script (the path is for</text:p>
      <text:p text:style-name="P2"><text:s text:c="2"/><text:span text:style-name="T1">the PIE, you'll need to change it for your machine):</text:span></text:p>
      <text:p text:style-name="P3"/>
      <text:p text:style-name="P2"><text:s text:c="8"/><text:span text:style-name="T1">#!/bin/sh</text:span></text:p>
      <text:p text:style-name="P2"><text:s text:c="8"/><text:span text:style-name="T1">export QEMU_LD_PREFIX=/opt/sparc-unknown-linux-gnu/sparc-unknown-linux-gnu/</text:span></text:p>
      <text:p text:style-name="P2"><text:s text:c="8"/><text:span text:style-name="T1">qemu-sparc $QEMU_LD_PREFIX/lib/ld-linux.so.2 --inhibit-cache $@</text:span></text:p>
      <text:p text:style-name="P3"/>
      <text:p text:style-name="P1">* You need to respect the calling conventions used on linux for all your</text:p>
      <text:p text:style-name="P2"><text:s text:c="2"/><text:span text:style-name="T1">exported functions[2]. For the syscalls, see syscall(2). For sparc, arguments</text:span></text:p>
      <text:p text:style-name="P2"><text:s text:c="2"/><text:span text:style-name="T1">are in %i0-%i5, and return value into %i0 (%i6 is for %fp, %i7 for %pc).</text:span></text:p>
      <text:p text:style-name="P3"/>
      <text:p text:style-name="P1">[2]: https://en.wikipedia.org/wiki/X86_calling_conventions#x86-64_calling_conventions</text:p>
      <text:p text:style-name="P3"/>
      <text:p text:style-name="P1">## hello world</text:p>
      <text:p text:style-name="P3"/>
      <text:p text:style-name="P1">Implement an `hello` binary that says `Hello World!` followed by a newline on</text:p>
      <text:p text:style-name="P1"><text:soft-page-break/>stdout, with no runtime, only syscalls and assembly (use `-nostdlib` gcc flag).</text:p>
      <text:p text:style-name="P3"/>
      <text:p text:style-name="P1">Your symbol table should look like this:</text:p>
      <text:p text:style-name="P3"/>
      <text:p text:style-name="P2"><text:s text:c="8"/><text:span text:style-name="T1">hello$ nm hello</text:span></text:p>
      <text:p text:style-name="P2"><text:s text:c="8"/><text:span text:style-name="T1">000000000060010f R __bss_start</text:span></text:p>
      <text:p text:style-name="P2"><text:s text:c="8"/><text:span text:style-name="T1">000000000060010f R _edata</text:span></text:p>
      <text:p text:style-name="P2"><text:s text:c="8"/><text:span text:style-name="T1">0000000000600110 R _end</text:span></text:p>
      <text:p text:style-name="P2"><text:s text:c="8"/><text:span text:style-name="T1">00000000004000d4 T _start</text:span></text:p>
      <text:p text:style-name="P3"/>
      <text:p text:style-name="P1">Authorized functions: none.</text:p>
      <text:p text:style-name="P3"/>
      <text:p text:style-name="P1">## cat</text:p>
      <text:p text:style-name="P3"/>
      <text:p text:style-name="P1">Implement a `cat` binary in x86_64, and sparc assembly.</text:p>
      <text:p text:style-name="P3"/>
      <text:p text:style-name="P1">* you can use the linux headers</text:p>
      <text:p text:style-name="P1">* you must use the glibc functions in order to do it</text:p>
      <text:p text:style-name="P1">* you just have to output on the standard output the content of the standard</text:p>
      <text:p text:style-name="P2"><text:s text:c="2"/><text:span text:style-name="T1">input.</text:span></text:p>
      <text:p text:style-name="P3"/>
      <text:p text:style-name="P1">Authorized functions: everything from the libc.</text:p>
      <text:p text:style-name="P3"/>
      <text:p text:style-name="P1">## FizzBuzz</text:p>
      <text:p text:style-name="P3"/>
      <text:p text:style-name="P1">Write a program `fizzbuzz` that prints the numbers from 1 to `argv[1]`. But for</text:p>
      <text:p text:style-name="P1">multiples of three print "Fizz" instead of the number and for the multiples of</text:p>
      <text:p text:style-name="P1">five print "Buzz". For numbers which are multiples of both three and five print</text:p>
      <text:p text:style-name="P1">"FizzBuzz".</text:p>
      <text:p text:style-name="P3"/>
      <text:p text:style-name="P1">Authorized functions: printf(3), puts(3), atoi(3).</text:p>
      <text:p text:style-name="P3"/>
      <text:p text:style-name="P1">Example:</text:p>
      <text:p text:style-name="P3"/>
      <text:p text:style-name="P2"><text:s text:c="8"/><text:span text:style-name="T1">fizzbuzz$ ./fizzbuzz 15</text:span></text:p>
      <text:p text:style-name="P2"><text:s text:c="8"/><text:span text:style-name="T1">1</text:span></text:p>
      <text:p text:style-name="P2"><text:s text:c="8"/><text:span text:style-name="T1">2</text:span></text:p>
      <text:p text:style-name="P2"><text:s text:c="8"/><text:span text:style-name="T1">fizz</text:span></text:p>
      <text:p text:style-name="P2"><text:s text:c="8"/><text:span text:style-name="T1">4</text:span></text:p>
      <text:p text:style-name="P2"><text:s text:c="8"/><text:span text:style-name="T1">buzz</text:span></text:p>
      <text:p text:style-name="P2"><text:s text:c="8"/><text:span text:style-name="T1">fizz</text:span></text:p>
      <text:p text:style-name="P2"><text:s text:c="8"/><text:span text:style-name="T1">7</text:span></text:p>
      <text:p text:style-name="P2"><text:s text:c="8"/><text:span text:style-name="T1">8</text:span></text:p>
      <text:p text:style-name="P2"><text:s text:c="8"/><text:span text:style-name="T1">fizz</text:span></text:p>
      <text:p text:style-name="P2"><text:s text:c="8"/><text:span text:style-name="T1">buzz</text:span></text:p>
      <text:p text:style-name="P2"><text:s text:c="8"/><text:span text:style-name="T1">11</text:span></text:p>
      <text:p text:style-name="P2"><text:s text:c="8"/><text:span text:style-name="T1">fizz</text:span></text:p>
      <text:p text:style-name="P2"><text:s text:c="8"/><text:span text:style-name="T1">13</text:span></text:p>
      <text:p text:style-name="P2"><text:s text:c="8"/><text:span text:style-name="T1">14</text:span></text:p>
      <text:p text:style-name="P2"><text:s text:c="8"/><text:span text:style-name="T1">fizzbuzz</text:span></text:p>
      <text:p text:style-name="P2"><text:s text:c="8"/><text:span text:style-name="T1">fizzbuzz$ </text:span></text:p>
      <text:p text:style-name="P3"/>
      <text:p text:style-name="P3"/>
      <text:p text:style-name="P1">## libstring</text:p>
      <text:p text:style-name="P3"/>
      <text:p text:style-name="P1">For this exercise you need to create a shared library `libstring.so` that</text:p>
      <text:p text:style-name="P1">contains the following functions:</text:p>
      <text:p text:style-name="P3"/>
      <text:p text:style-name="P2"><text:s text:c="8"/><text:span text:style-name="T1">char *strchr(const char *s, int c);</text:span></text:p>
      <text:p text:style-name="P2"><text:s text:c="8"/><text:span text:style-name="T1">char *strdup(const char *s);</text:span></text:p>
      <text:p text:style-name="P2"><text:s text:c="8"/><text:span text:style-name="T1">char *strcpy(char *dest, const char *src);</text:span></text:p>
      <text:p text:style-name="P2"><text:s text:c="8"/><text:span text:style-name="T1">char *strcat(char *dest, const char *src);</text:span></text:p>
      <text:p text:style-name="P2"><text:s text:c="8"/><text:span text:style-name="T1">size_t strlen(const char *s);</text:span></text:p>
      <text:p text:style-name="P2"><text:s text:c="8"/><text:span text:style-name="T1">void *memfrob(void *s, size_t n);</text:span></text:p>
      <text:p text:style-name="P2"><text:soft-page-break/><text:s text:c="8"/><text:span text:style-name="T1">int strcasecmp(const char *s1, const char *s2);</text:span></text:p>
      <text:p text:style-name="P3"/>
      <text:p text:style-name="P1">For all the functions, see their respective man pages.</text:p>
      <text:p text:style-name="P3"/>
      <text:p text:style-name="P1">Authorized functions: malloc(3), free(3)</text:p>
      <text:p text:style-name="P3"/>
      <text:p text:style-name="P1">## lists</text:p>
      <text:p text:style-name="P3"/>
      <text:p text:style-name="P1">For this exercise you need to create a shared library `liblists.so` that</text:p>
      <text:p text:style-name="P1">implement the functions contained inside `lists.h`.</text:p>
      <text:p text:style-name="P3"/>
      <text:p text:style-name="P6">Authorized functions: malloc(3), free(3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9:37:51.172601523</meta:creation-date>
    <dc:date>2018-12-10T09:38:47.558259540</dc:date>
    <meta:editing-duration>PT56S</meta:editing-duration>
    <meta:editing-cycles>1</meta:editing-cycles>
    <meta:document-statistic meta:table-count="0" meta:image-count="0" meta:object-count="0" meta:page-count="3" meta:paragraph-count="102" meta:word-count="534" meta:character-count="3966" meta:non-whitespace-character-count="3120"/>
    <meta:generator>LibreOffice/6.0.6.2$Linux_X86_64 LibreOffice_project/00m0$Build-2</meta:generator>
  </office:meta>
</office:document-meta>
</file>